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23_11-35-23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63745 E-139-34-49.215087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23_18-11-10_000.jpg</text:p>
          </table:table-cell>
          <table:table-cell table:style-name="ce25" office:value-type="string">
            <text:p>:m RES 1*1 / free# JVEMV6 67#_2 / 67. thelogy / topics=~,w:jacquelyn-grant;delores-williams,other=~;think~ / N+</text:p>
          </table:table-cell>
          <table:table-cell table:style-name="ce4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4" table:formula="of:=IF([.E3]=&quot;&quot;;[.C3];CONCATENATE([.C3];&quot; / &quot;;[.E3]))" office:value-type="string" office:string-value=":m RES 1*1 / free# JVEMV6 67#_2 / 67. thelogy / topics=~,w:jacquelyn-grant;delores-williams,other=~;think~ / N+">
            <text:p>:m RES 1*1 / free# JVEMV6 67#_2 / 67. thelogy / topics=~,w:jacquelyn-grant;delores-williams,other=~;think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23_20-46-31_000.jpg</text:p>
          </table:table-cell>
          <table:table-cell table:style-name="ce25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73608 E-139-34-49.160156</text:p>
          </table:table-cell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23_21-36-22_000.jpg</text:p>
          </table:table-cell>
          <table:table-cell table:style-name="ce25" office:value-type="string">
            <text:p>:m 記録 / 食べたもの：お菓子類</text:p>
          </table:table-cell>
          <table:table-cell table:style-name="ce18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4" table:formula="of:=IF([.E5]=&quot;&quot;;[.C5];CONCATENATE([.C5];&quot; / &quot;;[.E5]))" office:value-type="string" office:string-value=":m 記録 / 食べたもの：お菓子類">
            <text:p>:m 記録 / 食べたもの：お菓子類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23_23-04-27_000.jpg</text:p>
          </table:table-cell>
          <table:table-cell table:style-name="ce25" office:value-type="string">
            <text:p>:m 記録 / 身体 / ケガ（疾患） / loc=左足：第３・４指の間：基部,cause=水虫か,loc-incident=~,id=2020-12-22_23-28-37_000,phase=テープを貼る前,apparatus=~,injury=かゆみ,other=足の裏側を撮影</text:p>
          </table:table-cell>
          <table:table-cell table:style-name="ce16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4" table:formula="of:=IF([.E6]=&quot;&quot;;[.C6];CONCATENATE([.C6];&quot; / &quot;;[.E6]))" office:value-type="string" office:string-value=":m 記録 / 身体 / ケガ（疾患） / loc=左足：第３・４指の間：基部,cause=水虫か,loc-incident=~,id=2020-12-22_23-28-37_000,phase=テープを貼る前,apparatus=~,injury=かゆみ,other=足の裏側を撮影">
            <text:p>:m 記録 / 身体 / ケガ（疾患） / loc=左足：第３・４指の間：基部,cause=水虫か,loc-incident=~,id=2020-12-22_23-28-37_000,phase=テープを貼る前,apparatus=~,injury=かゆみ,other=足の裏側を撮影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23_23-05-09_000.jpg</text:p>
          </table:table-cell>
          <table:table-cell table:style-name="ce25" office:value-type="string">
            <text:p>:m 記録 / 身体 / ケガ（疾患） / loc=左足：第３・４指の間：基部,cause=水虫か,loc-incident=~,id=2020-12-22_23-28-37_000,phase=テープを貼る前,apparatus=~,injury=かゆみ,other=足の裏側を撮影</text:p>
          </table:table-cell>
          <table:table-cell table:style-name="ce16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4" table:formula="of:=IF([.E7]=&quot;&quot;;[.C7];CONCATENATE([.C7];&quot; / &quot;;[.E7]))" office:value-type="string" office:string-value=":m 記録 / 身体 / ケガ（疾患） / loc=左足：第３・４指の間：基部,cause=水虫か,loc-incident=~,id=2020-12-22_23-28-37_000,phase=テープを貼る前,apparatus=~,injury=かゆみ,other=足の裏側を撮影">
            <text:p>:m 記録 / 身体 / ケガ（疾患） / loc=左足：第３・４指の間：基部,cause=水虫か,loc-incident=~,id=2020-12-22_23-28-37_000,phase=テープを貼る前,apparatus=~,injury=かゆみ,other=足の裏側を撮影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23_23-06-07_000.jpg</text:p>
          </table:table-cell>
          <table:table-cell table:style-name="ce25" office:value-type="string">
            <text:p>:m 記録 / 身体 / ケガ（疾患） / loc=左足：第３・４指の間：基部,cause=水虫か,loc-incident=~,id=2020-12-22_23-28-37_000,phase=テープを貼る前,apparatus=~,injury=かゆみ,other=足の裏側を撮影</text:p>
          </table:table-cell>
          <table:table-cell table:style-name="ce17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4" table:formula="of:=IF([.E8]=&quot;&quot;;[.C8];CONCATENATE([.C8];&quot; / &quot;;[.E8]))" office:value-type="string" office:string-value=":m 記録 / 身体 / ケガ（疾患） / loc=左足：第３・４指の間：基部,cause=水虫か,loc-incident=~,id=2020-12-22_23-28-37_000,phase=テープを貼る前,apparatus=~,injury=かゆみ,other=足の裏側を撮影">
            <text:p>:m 記録 / 身体 / ケガ（疾患） / loc=左足：第３・４指の間：基部,cause=水虫か,loc-incident=~,id=2020-12-22_23-28-37_000,phase=テープを貼る前,apparatus=~,injury=かゆみ,other=足の裏側を撮影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2-23_23-09-00_000.jpg</text:p>
          </table:table-cell>
          <table:table-cell table:style-name="ce18" office:value-type="string">
            <text:p>:m 記録 / 身体 / ケガ（疾患） / loc=左足：第３・４指の間：基部,cause=水虫か,loc-incident=~,id=2020-12-22_23-28-37_000,phase=テープを貼った；セージの浸出液in焼酎、を浸したティッシュ、を皮膚に当ててから,apparatus=~,injury=かゆみ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9]=&quot;&quot;;[.C9];CONCATENATE([.C9];&quot; / &quot;;[.E9]))" office:value-type="string" office:string-value=":m 記録 / 身体 / ケガ（疾患） / loc=左足：第３・４指の間：基部,cause=水虫か,loc-incident=~,id=2020-12-22_23-28-37_000,phase=テープを貼った；セージの浸出液in焼酎、を浸したティッシュ、を皮膚に当ててから,apparatus=~,injury=かゆみ">
            <text:p>:m 記録 / 身体 / ケガ（疾患） / loc=左足：第３・４指の間：基部,cause=水虫か,loc-incident=~,id=2020-12-22_23-28-37_000,phase=テープを貼った；セージの浸出液in焼酎、を浸したティッシュ、を皮膚に当ててから,apparatus=~,injury=かゆみ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2-23_23-09-40_000.jpg</text:p>
          </table:table-cell>
          <table:table-cell table:style-name="ce18" office:value-type="string">
            <text:p>:m 記録 / 身体 / ケガ（疾患） / loc=左足：第３・４指の間：基部,cause=水虫か,loc-incident=~,id=2020-12-22_23-28-37_000,phase=テープを貼った；セージの浸出液in焼酎、を浸したティッシュ、を皮膚に当ててから,apparatus=~,injury=かゆみ</text:p>
          </table:table-cell>
          <table:table-cell table:style-name="ce18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4" table:formula="of:=IF([.E10]=&quot;&quot;;[.C10];CONCATENATE([.C10];&quot; / &quot;;[.E10]))" office:value-type="string" office:string-value=":m 記録 / 身体 / ケガ（疾患） / loc=左足：第３・４指の間：基部,cause=水虫か,loc-incident=~,id=2020-12-22_23-28-37_000,phase=テープを貼った；セージの浸出液in焼酎、を浸したティッシュ、を皮膚に当ててから,apparatus=~,injury=かゆみ">
            <text:p>:m 記録 / 身体 / ケガ（疾患） / loc=左足：第３・４指の間：基部,cause=水虫か,loc-incident=~,id=2020-12-22_23-28-37_000,phase=テープを貼った；セージの浸出液in焼酎、を浸したティッシュ、を皮膚に当ててから,apparatus=~,injury=かゆみ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2-23_23-32-46_000.jpg</text:p>
          </table:table-cell>
          <table:table-cell table:style-name="ce16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6"/>
          <table:table-cell table:style-name="ce4"/>
          <table:table-cell table:style-name="ce4" office:value-type="string">
            <text:p>N-35-35-28.381347 E-139-34-49.654541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0-12-23_23-33-15_000.jpg</text:p>
          </table:table-cell>
          <table:table-cell table:style-name="ce18" office:value-type="string">
            <text:p>:PHOTO 記録 / 経過記録；作ったもの / food=焼酎漬け / material=セージ：１パック；liquor=麦焼酎:200ml,time=1221-0009,container=silver-cap /// liquor=麦焼酎:100ml,time=1221-2354,other=既存取り出し；焼酎追加</text:p>
          </table:table-cell>
          <table:table-cell table:style-name="ce17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12]=&quot;&quot;;[.C12];CONCATENATE([.C12];&quot; / &quot;;[.E12]))" office:value-type="string" office:string-value=":PHOTO 記録 / 経過記録；作ったもの / food=焼酎漬け / material=セージ：１パック；liquor=麦焼酎:200ml,time=1221-0009,container=silver-cap /// liquor=麦焼酎:100ml,time=1221-2354,other=既存取り出し；焼酎追加">
            <text:p>:PHOTO 記録 / 経過記録；作ったもの / food=焼酎漬け / material=セージ：１パック；liquor=麦焼酎:200ml,time=1221-0009,container=silver-cap /// liquor=麦焼酎:100ml,time=1221-2354,other=既存取り出し；焼酎追加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2-24_01-42-35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/>
          <table:table-cell table:style-name="ce34" table:formula="of:=IF([.E13]=&quot;&quot;;[.C13];CONCATENATE([.C13];&quot; / &quot;;[.E13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2-24_01-42-41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2-24_10-27-42_000.jpg</text:p>
          </table:table-cell>
          <table:table-cell table:style-name="ce16" office:value-type="string">
            <text:p>:m 見た夢 </text:p>
          </table:table-cell>
          <table:table-cell table:style-name="ce16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4" table:formula="of:=IF([.E15]=&quot;&quot;;[.C15];CONCATENATE([.C15];&quot; / &quot;;[.E15]))" office:value-type="string" office:string-value=":m 見た夢 ">
            <text:p>:m 見た夢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2-24_10-28-14_000.jpg</text:p>
          </table:table-cell>
          <table:table-cell table:style-name="ce19" office:value-type="string">
            <text:p>:m :th / イエスの、異邦人の女との対話～パウロへの、世界への宣教の指示：何があったのか？</text:p>
          </table:table-cell>
          <table:table-cell table:style-name="ce16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16]=&quot;&quot;;[.C16];CONCATENATE([.C16];&quot; / &quot;;[.E16]))" office:value-type="string" office:string-value=":m :th / イエスの、異邦人の女との対話～パウロへの、世界への宣教の指示：何があったのか？">
            <text:p>:m :th / イエスの、異邦人の女との対話～パウロへの、世界への宣教の指示：何があったのか？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4">2020/12/24</text:date>, <text:time>11:35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24T11:35:55.83</dc:date>
    <dc:creator>iwabuchi ken</dc:creator>
    <meta:editing-duration>P29DT16H37M30S</meta:editing-duration>
    <meta:editing-cycles>11048</meta:editing-cycles>
    <meta:document-statistic meta:table-count="1" meta:cell-count="460" meta:object-count="0"/>
  </office:meta>
</office:document-meta>
</file>